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e80" officeooo:paragraph-rsid="00043e80"/>
    </style:style>
    <style:style style:name="P2" style:family="paragraph" style:parent-style-name="Standard">
      <style:text-properties officeooo:rsid="00043e80" officeooo:paragraph-rsid="0005f4d4"/>
    </style:style>
    <style:style style:name="P3" style:family="paragraph" style:parent-style-name="Standard">
      <style:text-properties officeooo:rsid="0005f4d4" officeooo:paragraph-rsid="0005f4d4"/>
    </style:style>
    <style:style style:name="P4" style:family="paragraph" style:parent-style-name="Standard">
      <style:text-properties officeooo:rsid="00043e80" officeooo:paragraph-rsid="0005f4d4"/>
    </style:style>
    <style:style style:name="P5" style:family="paragraph" style:parent-style-name="Standard">
      <style:text-properties officeooo:rsid="0007bab9" officeooo:paragraph-rsid="0007bab9"/>
    </style:style>
    <style:style style:name="T1" style:family="text">
      <style:text-properties officeooo:rsid="0005f4d4"/>
    </style:style>
    <style:style style:name="T2" style:family="text">
      <style:text-properties officeooo:rsid="0006cd13"/>
    </style:style>
    <style:style style:name="T3" style:family="text">
      <style:text-properties officeooo:rsid="0007bab9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nguaje de marcado</text:p>
      <text:p text:style-name="P2">Los lenguaje de marcado un código de ordenador que incluyen los textos y los otros informaciones sobre los textos para presentar el estructura de un texto y otros informaci<text:span text:style-name="T1">o</text:span>nes de un texto. Y estos informaciones se marca con los <text:span text:style-name="T1">marcas o “markup” de Ingles. </text:span></text:p>
      <text:p text:style-name="P2"/>
      <text:p text:style-name="P3">“Markup”</text:p>
      <text:p text:style-name="P2"><text:span text:style-name="T1">Se llama así es porque en los editorial tradicional siempre hay un trabajo que se llama “markup men”. Su trabajo es coge el manuscrito y pon las marcas a los bordes del </text:span><text:span text:style-name="T2">papel.</text:span><text:span text:style-name="T1"> </text:span><text:span text:style-name="T2">Normalmente sus marcas están decir sobre un <text:s/>párrafo o un frase tiene que usar que tipo de letra y tamaño. </text:span><text:span text:style-name="T3">Sin embargo los lenguaje de marca también funciona como así. Pero se utiliza para los textos del ordenadores.</text:span></text:p>
      <text:p text:style-name="P2"/>
      <text:p text:style-name="P5">El primero lingguaje de marca es GML</text:p>
      <text:p text:style-name="P5"/>
      <text:p text:style-name="P5">despu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3:39:35.862000000</meta:creation-date>
    <dc:date>2024-09-13T14:48:12.895000000</dc:date>
    <meta:editing-duration>PT9M38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6" meta:word-count="127" meta:character-count="720" meta:non-whitespace-character-count="597"/>
  </office:meta>
</office:document-meta>
</file>